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71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xt in Spanish</text:p>
          </table:table-cell>
          <table:table-cell office:value-type="string" calcext:value-type="string">
            <text:p>Text in English</text:p>
          </table:table-cell>
          <table:table-cell office:value-type="string" calcext:value-type="string">
            <text:p>Published</text:p>
          </table:table-cell>
        </table:table-row>
        <table:table-row table:style-name="ro2">
          <table:table-cell office:value-type="string" calcext:value-type="string">
            <text:p>abouts/site description</text:p>
          </table:table-cell>
          <table:table-cell office:value-type="string" calcext:value-type="string">
            <text:p/>
            <text:p/>
            <text:p>ALAWiT es un recurso para lectores, escritores, editores, estudiantes y profesores interesades en la cultura afroamericana y latinoamericana en general, y afrolatinoamericana en particular. Reúne portadas, fragmentos, pistas bibliotecarias y descargas digitales de obras de autores negres latinoamericanes en lengua original y traducidas.</text:p>
            <text:p/>
            <text:p>La colección se organiza por listas dinámicas, que agrupan las obras de acuerdo a características en común (autores, ciudad de edición, imprenta o editorial, nacionalidad de autores, fecha de edición y repositorio digital). Pero también cuenta con un buscador que permite encontrar obras directamente.</text:p>
            <text:p/>
            <text:p>Hoy hay aproximadamente 90 libros disponibles en ALAWiT, organizados en 118 autores, 86 imprentas y editoriales, y 31 repositorios. Además, 31 obras más se encuentran en proceso.</text:p>
            <text:p/>
            <text:p>ALAWiT es una plataforma escalable. Y en la medida que crezca la cantidad de metadatos que se están almacenando, y se desarrollen nuevas funcionalidades, permitirá conocer datos relevantes sobre este corpus literario.</text:p>
            <text:p/>
            <text:p>En esta primera etapa, el archivo se ha alimentado parcialmente de las compilaciones de Mark Sanders, Paulette Ramsay, Antonio D Tillis, Keenan Norris, Idelfonso Pereda Valdés y Emilio Vallagas. Pero el archivo se encuentra abierto para que usuaries y beneficiaries de la plataforma incorporen nuevos contenidos.</text:p>
            <text:p/>
            <text:p>¿Tienes alguna obra o traducción en mente que no forma parte de este archivo? ¡Anímate a sugerir su inorporación!</text:p>
            <text:p/>
          </table:table-cell>
          <table:table-cell office:value-type="string" calcext:value-type="string">
            <text:p>{{site.title}} is a resource for readers, writers, publishers, students and teachers interested in Afro-American and Latin American culture in general, and Afro-Latin American culture in particular. It gathers book covers, excerpts, bibliographic clues and digital downloads of works by black Latin American authors in original language and in translation. </text:p>
            <text:p>&lt;!-- more --&gt;</text:p>
            <text:p/>
            <text:p>The collection is organized by dynamic lists, which group the works according to common characteristics ([authors]({{BASE_PATH}}/criteria/author), [city of publication]({{BASE_PATH}}/criteria/city), [imprint or publisher]({{BASE_PATH}}/criteria/publisher), [nationality of authors]({{BASE_PATH}}/criteria/nationality), [edition date]({{BASE_PATH}}/criteria/edition) and [digital repository]({{BASE_PATH}}/criteria/repository)). But it also has a [search engine]({{BASE_PATH}}/search) that allows you to find works directly.</text:p>
            <text:p/>
            <text:p>Today there are approximately {{ site.books.size }} books available on {{ site.title }}, organized by {{ site.authors.size }} authors, {{ site.publishers.size }} presses and publishers, and {{ site.repositories.size }} repositories. In addition, 31 more works are in progress. </text:p>
            <text:p/>
            <text:p>{{ site.title }} is a scalable platform. And as the amount of metadata being stored grows, and new functionalities are developed, it will allow to know relevant data about this literary corpus.</text:p>
            <text:p/>
            <text:p>In this first stage, the archive has been partially fed by the compilations of Mark Sanders, Paulette Ramsay, Antonio D Tillis, Keenan Norris, Idelfonso Pereda Valdés and Emilio Vallagas. But the archive is open for users and beneficiaries of the platform to [add new content]({{BASE_PATH}}/add). </text:p>
            <text:p/>
            <text:p>If you have a work or translation in mind that is not part of this archive, please [suggest its incorporation]({{BASE_PATH}}/add)!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teria/auth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teria/c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teria/edi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teria/nationa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teria/publish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riteria/reposit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book-list-metadat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book-list-related-author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book-list-related-book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book-metadata-index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book-metadat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lista-relacionadas-autora</text:p>
          </table:table-cell>
          <table:table-cell table:number-columns-repeated="2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_includes/lista-relacionadas-ciuda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lista-relacionadas-editori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lista-relacionadas-libro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includes/lista-relacionadas-repositorio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layouts/index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layouts/page-chriteri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_layouts/search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cargabl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-descargabl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bra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duccion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l “criterio”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l “descargables”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“ver +”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ks to “obras”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/o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</table:table>
      <table:table table:name="general_now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eglar “Publicada por primera vez”</text:p>
          </table:table-cell>
          <table:table-cell office:value-type="string" calcext:value-type="string">
            <text:p>http://127.0.0.1:4000/books/yania-tierra-poema-documento-cartagena-portalaton-19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 text:c="2"/>- Clic fuera del nombre del libro</text:p>
          </table:table-cell>
          <table:table-cell office:value-type="string" calcext:value-type="string">
            <text:p>Un script de "render" que crea un archivo de imagen del mismo tamaño que el de la portada, pero transpar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ma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gregar not a Evocaco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cer que las obras que aparecen varíen randomly en cada actualización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lir blog e integrar al index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ducir jotform</text:p>
          </table:table-cell>
          <table:table-cell table:number-columns-repeated="2"/>
        </table:table-row>
      </table:table>
      <table:table table:name="general_futu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regar biblioteca si no tiene archivo descargable</text:p>
          </table:table-cell>
          <table:table-cell/>
        </table:table-row>
        <table:table-row table:style-name="ro1">
          <table:table-cell office:value-type="string" calcext:value-type="string">
            <text:p>usar íconos en lugar de los cuadritos actuales. Con el overlay, aparece la imagen atrás</text:p>
          </table:table-cell>
          <table:table-cell/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<text:s/>https://leafletjs.com/examples/quick-start/</text:p>
          </table:table-cell>
        </table:table-row>
        <table:table-row table:style-name="ro1">
          <table:table-cell office:value-type="string" calcext:value-type="string">
            <text:p>Estilo de links en página “agregrar”</text:p>
          </table:table-cell>
          <table:table-cell/>
        </table:table-row>
      </table:table>
      <table:named-expressions/>
      <table:database-ranges>
        <table:database-range table:name="__Anonymous_Sheet_DB__1" table:target-range-address="general_now.A1:general_now.C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9:38.280835361</meta:creation-date>
    <dc:date>2023-06-28T13:39:35.635429809</dc:date>
    <meta:editing-duration>PT7H52M13S</meta:editing-duration>
    <meta:editing-cycles>18</meta:editing-cycles>
    <meta:generator>LibreOffice/7.4.6.2$Linux_X86_64 LibreOffice_project/40$Build-2</meta:generator>
    <meta:document-statistic meta:table-count="3" meta:cell-count="96" meta:object-count="0"/>
  </office:meta>
</office:document-meta>
</file>